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2972in"/>
    </style:style>
    <style:style style:name="co6" style:family="table-column">
      <style:table-column-properties fo:break-before="auto" style:column-width="1.8681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3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Activation.jar</text:p>
          </table:table-cell>
          <table:table-cell/>
          <table:table-cell office:value-type="string">
            <text:p>ZIP compression using jar</text:p>
          </table:table-cell>
          <table:table-cell table:style-name="ce1"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2">
          <table:table-cell office:value-type="string">
            <text:p>Trial 1</text:p>
          </table:table-cell>
          <table:table-cell/>
          <table:table-cell office:value-type="string">
            <text:p>20(ms)</text:p>
          </table:table-cell>
          <table:table-cell table:style-name="ce1" office:value-type="string">
            <text:p>610(ms)</text:p>
          </table:table-cell>
          <table:table-cell office:value-type="string">
            <text:p>600(ms)</text:p>
          </table:table-cell>
        </table:table-row>
        <table:table-row table:style-name="ro3">
          <table:table-cell office:value-type="string">
            <text:p>Trial 2</text:p>
          </table:table-cell>
          <table:table-cell/>
          <table:table-cell office:value-type="string">
            <text:p>20(ms)</text:p>
          </table:table-cell>
          <table:table-cell office:value-type="string">
            <text:p>570(ms)</text:p>
          </table:table-cell>
          <table:table-cell office:value-type="string">
            <text:p>610(ms)</text:p>
          </table:table-cell>
        </table:table-row>
        <table:table-row table:style-name="ro3">
          <table:table-cell office:value-type="string">
            <text:p>Trial 3</text:p>
          </table:table-cell>
          <table:table-cell/>
          <table:table-cell office:value-type="string">
            <text:p>20(ms)</text:p>
          </table:table-cell>
          <table:table-cell office:value-type="string">
            <text:p>600(ms)</text:p>
          </table:table-cell>
          <table:table-cell office:value-type="string">
            <text:p>640(ms)</text:p>
          </table:table-cell>
        </table:table-row>
        <table:table-row table:style-name="ro3">
          <table:table-cell office:value-type="string">
            <text:p>Trial 4</text:p>
          </table:table-cell>
          <table:table-cell/>
          <table:table-cell office:value-type="string">
            <text:p>20(ms)</text:p>
          </table:table-cell>
          <table:table-cell office:value-type="string">
            <text:p>550(ms)</text:p>
          </table:table-cell>
          <table:table-cell office:value-type="string">
            <text:p>630(ms)</text:p>
          </table:table-cell>
        </table:table-row>
        <table:table-row table:style-name="ro3">
          <table:table-cell office:value-type="string">
            <text:p>Trial 5</text:p>
          </table:table-cell>
          <table:table-cell/>
          <table:table-cell office:value-type="string">
            <text:p>190(ms)</text:p>
          </table:table-cell>
          <table:table-cell office:value-type="string">
            <text:p>600(ms)</text:p>
          </table:table-cell>
          <table:table-cell office:value-type="string">
            <text:p>580(ms)</text:p>
          </table:table-cell>
        </table:table-row>
        <table:table-row table:style-name="ro4">
          <table:table-cell office:value-type="string">
            <text:p>Average</text:p>
          </table:table-cell>
          <table:table-cell/>
          <table:table-cell office:value-type="string">
            <text:p>54(ms)</text:p>
          </table:table-cell>
          <table:table-cell office:value-type="string">
            <text:p>586(ms)</text:p>
          </table:table-cell>
          <table:table-cell office:value-type="string">
            <text:p>612(ms)</text:p>
          </table:table-cell>
        </table:table-row>
        <table:table-row table:style-name="ro6">
          <table:table-cell table:number-columns-repeated="5"/>
        </table:table-row>
        <table:table-row table:style-name="ro2">
          <table:table-cell office:value-type="string">
            <text:p>Atomserver-2.0-tests.jar</text:p>
          </table:table-cell>
          <table:table-cell/>
          <table:table-cell office:value-type="string">
            <text:p>ZIP compression using jar</text:p>
          </table:table-cell>
          <table:table-cell table:style-name="ce1" office:value-type="string">
            <text:p>Pack Compression using 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Trial 1</text:p>
          </table:table-cell>
          <table:table-cell/>
          <table:table-cell office:value-type="string">
            <text:p>50(ms)</text:p>
          </table:table-cell>
          <table:table-cell office:value-type="string">
            <text:p>1190(ms)</text:p>
          </table:table-cell>
          <table:table-cell office:value-type="string">
            <text:p>1200(ms)</text:p>
          </table:table-cell>
        </table:table-row>
        <table:table-row table:style-name="ro3">
          <table:table-cell office:value-type="string">
            <text:p>Trial 2</text:p>
          </table:table-cell>
          <table:table-cell/>
          <table:table-cell office:value-type="string">
            <text:p>50(ms)</text:p>
          </table:table-cell>
          <table:table-cell office:value-type="string">
            <text:p>1080(ms)</text:p>
          </table:table-cell>
          <table:table-cell office:value-type="string">
            <text:p>1020(ms)</text:p>
          </table:table-cell>
        </table:table-row>
        <table:table-row table:style-name="ro3">
          <table:table-cell office:value-type="string">
            <text:p>Trial 3</text:p>
          </table:table-cell>
          <table:table-cell/>
          <table:table-cell office:value-type="string">
            <text:p>50(ms)</text:p>
          </table:table-cell>
          <table:table-cell office:value-type="string">
            <text:p>1140(ms)</text:p>
          </table:table-cell>
          <table:table-cell office:value-type="string">
            <text:p>1150(ms)</text:p>
          </table:table-cell>
        </table:table-row>
        <table:table-row table:style-name="ro3">
          <table:table-cell office:value-type="string">
            <text:p>Trial 4</text:p>
          </table:table-cell>
          <table:table-cell/>
          <table:table-cell office:value-type="string">
            <text:p>50(ms)</text:p>
          </table:table-cell>
          <table:table-cell office:value-type="string">
            <text:p>1120(ms)</text:p>
          </table:table-cell>
          <table:table-cell office:value-type="string">
            <text:p>1180(ms)</text:p>
          </table:table-cell>
        </table:table-row>
        <table:table-row table:style-name="ro3">
          <table:table-cell office:value-type="string">
            <text:p>Trial 5</text:p>
          </table:table-cell>
          <table:table-cell/>
          <table:table-cell office:value-type="string">
            <text:p>60(ms)</text:p>
          </table:table-cell>
          <table:table-cell office:value-type="string">
            <text:p>1150(ms)</text:p>
          </table:table-cell>
          <table:table-cell office:value-type="string">
            <text:p>1140(ms)</text:p>
          </table:table-cell>
        </table:table-row>
        <table:table-row table:style-name="ro3">
          <table:table-cell office:value-type="string">
            <text:p>Average</text:p>
          </table:table-cell>
          <table:table-cell/>
          <table:table-cell office:value-type="string">
            <text:p>52(ms)</text:p>
          </table:table-cell>
          <table:table-cell office:value-type="string">
            <text:p>1136(ms)</text:p>
          </table:table-cell>
          <table:table-cell office:value-type="string">
            <text:p>1138(ms)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office:value-type="string">
            <text:p>Bailey.jar</text:p>
          </table:table-cell>
          <table:table-cell/>
          <table:table-cell office:value-type="string">
            <text:p>Zip compression using jar</text:p>
          </table:table-cell>
          <table:table-cell table:style-name="ce1"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Trial 1</text:p>
          </table:table-cell>
          <table:table-cell/>
          <table:table-cell office:value-type="string">
            <text:p>160(ms)</text:p>
          </table:table-cell>
          <table:table-cell office:value-type="string">
            <text:p>1340(ms)</text:p>
          </table:table-cell>
          <table:table-cell office:value-type="string">
            <text:p>1190(ms)</text:p>
          </table:table-cell>
        </table:table-row>
        <table:table-row table:style-name="ro3">
          <table:table-cell office:value-type="string">
            <text:p>Trial 2</text:p>
          </table:table-cell>
          <table:table-cell/>
          <table:table-cell office:value-type="string">
            <text:p>100(ms)</text:p>
          </table:table-cell>
          <table:table-cell office:value-type="string">
            <text:p>1260(ms)</text:p>
          </table:table-cell>
          <table:table-cell office:value-type="string">
            <text:p>1320(ms)</text:p>
          </table:table-cell>
        </table:table-row>
        <table:table-row table:style-name="ro3">
          <table:table-cell office:value-type="string">
            <text:p>Trial 3</text:p>
          </table:table-cell>
          <table:table-cell/>
          <table:table-cell office:value-type="string">
            <text:p>70(ms)</text:p>
          </table:table-cell>
          <table:table-cell office:value-type="string">
            <text:p>1270(ms)</text:p>
          </table:table-cell>
          <table:table-cell office:value-type="string">
            <text:p>1150(ms)</text:p>
          </table:table-cell>
        </table:table-row>
        <table:table-row table:style-name="ro3">
          <table:table-cell office:value-type="string">
            <text:p>Trial 4</text:p>
          </table:table-cell>
          <table:table-cell/>
          <table:table-cell office:value-type="string">
            <text:p>60(ms)</text:p>
          </table:table-cell>
          <table:table-cell office:value-type="string">
            <text:p>1420(ms)</text:p>
          </table:table-cell>
          <table:table-cell office:value-type="string">
            <text:p>1280(ms)</text:p>
          </table:table-cell>
        </table:table-row>
        <table:table-row table:style-name="ro3">
          <table:table-cell office:value-type="string">
            <text:p>Trial 5</text:p>
          </table:table-cell>
          <table:table-cell/>
          <table:table-cell office:value-type="string">
            <text:p>50(ms)</text:p>
          </table:table-cell>
          <table:table-cell office:value-type="string">
            <text:p>1310(ms)</text:p>
          </table:table-cell>
          <table:table-cell office:value-type="string">
            <text:p>1250(ms)</text:p>
          </table:table-cell>
        </table:table-row>
        <table:table-row table:style-name="ro3">
          <table:table-cell office:value-type="string">
            <text:p>Average</text:p>
          </table:table-cell>
          <table:table-cell/>
          <table:table-cell office:value-type="string">
            <text:p>90(ms)</text:p>
          </table:table-cell>
          <table:table-cell office:value-type="string">
            <text:p>1320(ms)</text:p>
          </table:table-cell>
          <table:table-cell office:value-type="string">
            <text:p>1238(ms)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office:value-type="string">
            <text:p>Profiler.jar</text:p>
          </table:table-cell>
          <table:table-cell/>
          <table:table-cell office:value-type="string">
            <text:p>ZIP compression using jar</text:p>
          </table:table-cell>
          <table:table-cell table:style-name="ce1"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Trial 1</text:p>
          </table:table-cell>
          <table:table-cell/>
          <table:table-cell office:value-type="string">
            <text:p>10(ms)</text:p>
          </table:table-cell>
          <table:table-cell office:value-type="string">
            <text:p>210(ms)</text:p>
          </table:table-cell>
          <table:table-cell office:value-type="string">
            <text:p>220(ms)</text:p>
          </table:table-cell>
        </table:table-row>
        <table:table-row table:style-name="ro3">
          <table:table-cell office:value-type="string">
            <text:p>Trial 2</text:p>
          </table:table-cell>
          <table:table-cell/>
          <table:table-cell office:value-type="string">
            <text:p>20(ms)</text:p>
          </table:table-cell>
          <table:table-cell office:value-type="string">
            <text:p>250(ms)</text:p>
          </table:table-cell>
          <table:table-cell office:value-type="string">
            <text:p>220(ms)</text:p>
          </table:table-cell>
        </table:table-row>
        <table:table-row table:style-name="ro3">
          <table:table-cell office:value-type="string">
            <text:p>Trial 3</text:p>
          </table:table-cell>
          <table:table-cell/>
          <table:table-cell office:value-type="string">
            <text:p>20(ms)</text:p>
          </table:table-cell>
          <table:table-cell office:value-type="string">
            <text:p>240(ms)</text:p>
          </table:table-cell>
          <table:table-cell office:value-type="string">
            <text:p>230(ms)</text:p>
          </table:table-cell>
        </table:table-row>
        <table:table-row table:style-name="ro3">
          <table:table-cell office:value-type="string">
            <text:p>Trial 4</text:p>
          </table:table-cell>
          <table:table-cell/>
          <table:table-cell office:value-type="string">
            <text:p>30(ms)</text:p>
          </table:table-cell>
          <table:table-cell office:value-type="string">
            <text:p>230(ms)</text:p>
          </table:table-cell>
          <table:table-cell office:value-type="string">
            <text:p>210(ms)</text:p>
          </table:table-cell>
        </table:table-row>
        <table:table-row table:style-name="ro3">
          <table:table-cell office:value-type="string">
            <text:p>Trial 5</text:p>
          </table:table-cell>
          <table:table-cell/>
          <table:table-cell office:value-type="string">
            <text:p>20(ms)</text:p>
          </table:table-cell>
          <table:table-cell table:number-columns-repeated="2" office:value-type="string">
            <text:p>210(ms)</text:p>
          </table:table-cell>
        </table:table-row>
        <table:table-row table:style-name="ro3">
          <table:table-cell office:value-type="string">
            <text:p>Average</text:p>
          </table:table-cell>
          <table:table-cell/>
          <table:table-cell office:value-type="string">
            <text:p>20(ms)</text:p>
          </table:table-cell>
          <table:table-cell office:value-type="string">
            <text:p>228(ms)</text:p>
          </table:table-cell>
          <table:table-cell office:value-type="string">
            <text:p>218(ms)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office:value-type="string">
            <text:p>Twitter4j-core-3.0.3.jar</text:p>
          </table:table-cell>
          <table:table-cell/>
          <table:table-cell office:value-type="string">
            <text:p>ZIP compression using jar</text:p>
          </table:table-cell>
          <table:table-cell table:style-name="ce1"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Trial 1</text:p>
          </table:table-cell>
          <table:table-cell/>
          <table:table-cell office:value-type="string">
            <text:p>70(ms)</text:p>
          </table:table-cell>
          <table:table-cell office:value-type="string">
            <text:p>1860(ms)</text:p>
          </table:table-cell>
          <table:table-cell office:value-type="string">
            <text:p>1910(ms)</text:p>
          </table:table-cell>
        </table:table-row>
        <table:table-row table:style-name="ro3">
          <table:table-cell office:value-type="string">
            <text:p>Trial 2</text:p>
          </table:table-cell>
          <table:table-cell/>
          <table:table-cell office:value-type="string">
            <text:p>70(ms)</text:p>
          </table:table-cell>
          <table:table-cell office:value-type="string">
            <text:p>1780(ms)</text:p>
          </table:table-cell>
          <table:table-cell office:value-type="string">
            <text:p>1850(ms)</text:p>
          </table:table-cell>
        </table:table-row>
        <table:table-row table:style-name="ro3">
          <table:table-cell office:value-type="string">
            <text:p>Trial 3</text:p>
          </table:table-cell>
          <table:table-cell/>
          <table:table-cell office:value-type="string">
            <text:p>70(ms)</text:p>
          </table:table-cell>
          <table:table-cell office:value-type="string">
            <text:p>1870(ms)</text:p>
          </table:table-cell>
          <table:table-cell office:value-type="string">
            <text:p>1890(ms)</text:p>
          </table:table-cell>
        </table:table-row>
        <table:table-row table:style-name="ro3">
          <table:table-cell office:value-type="string">
            <text:p>Trial 4</text:p>
          </table:table-cell>
          <table:table-cell/>
          <table:table-cell office:value-type="string">
            <text:p>70(ms)</text:p>
          </table:table-cell>
          <table:table-cell office:value-type="string">
            <text:p>1840(ms)</text:p>
          </table:table-cell>
          <table:table-cell office:value-type="string">
            <text:p>1850(ms)</text:p>
          </table:table-cell>
        </table:table-row>
        <table:table-row table:style-name="ro3">
          <table:table-cell office:value-type="string">
            <text:p>Trial 5</text:p>
          </table:table-cell>
          <table:table-cell/>
          <table:table-cell office:value-type="string">
            <text:p>70(ms)</text:p>
          </table:table-cell>
          <table:table-cell office:value-type="string">
            <text:p>1890(ms)</text:p>
          </table:table-cell>
          <table:table-cell office:value-type="string">
            <text:p>1900(ms)</text:p>
          </table:table-cell>
        </table:table-row>
        <table:table-row table:style-name="ro3">
          <table:table-cell office:value-type="string">
            <text:p>Average</text:p>
          </table:table-cell>
          <table:table-cell/>
          <table:table-cell office:value-type="string">
            <text:p>70(ms)</text:p>
          </table:table-cell>
          <table:table-cell office:value-type="string">
            <text:p>1848(ms)</text:p>
          </table:table-cell>
          <table:table-cell office:value-type="string">
            <text:p>1880(ms)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string">
            <text:p>Byte Depth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r file</text:p>
          </table:table-cell>
          <table:table-cell office:value-type="string">
            <text:p>ZIP compression using jar</text:p>
          </table:table-cell>
          <table:table-cell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Activation.jar</text:p>
          </table:table-cell>
          <table:table-cell office:value-type="string">
            <text:p>64311 bytes</text:p>
          </table:table-cell>
          <table:table-cell office:value-type="string">
            <text:p>58171 bytes</text:p>
          </table:table-cell>
          <table:table-cell office:value-type="string">
            <text:p>51217 bytes</text:p>
          </table:table-cell>
          <table:table-cell office:value-type="string">
            <text:p>25108 bytes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3">
          <table:table-cell/>
          <table:table-cell office:value-type="string">
            <text:p>Jar file</text:p>
          </table:table-cell>
          <table:table-cell office:value-type="string">
            <text:p>ZIP compression using jar</text:p>
          </table:table-cell>
          <table:table-cell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Atomserver-2.0-tests.jar</text:p>
          </table:table-cell>
          <table:table-cell office:value-type="string">
            <text:p>191465 bytes</text:p>
          </table:table-cell>
          <table:table-cell office:value-type="string">
            <text:p>177558 bytes (7.83% down)</text:p>
          </table:table-cell>
          <table:table-cell office:value-type="string">
            <text:p>213331 bytes (10.25% up)</text:p>
          </table:table-cell>
          <table:table-cell office:value-type="string">
            <text:p>71908 bytes (166.26% down)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/>
          <table:table-cell office:value-type="string">
            <text:p>Jar file</text:p>
          </table:table-cell>
          <table:table-cell office:value-type="string">
            <text:p>ZIP compression using jar</text:p>
          </table:table-cell>
          <table:table-cell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Bailey.jar</text:p>
          </table:table-cell>
          <table:table-cell office:value-type="string">
            <text:p>197560 bytes</text:p>
          </table:table-cell>
          <table:table-cell office:value-type="string">
            <text:p>183844 bytes (7.46% down)</text:p>
          </table:table-cell>
          <table:table-cell office:value-type="string">
            <text:p>112558 bytes (75.51% down)</text:p>
          </table:table-cell>
          <table:table-cell office:value-type="string">
            <text:p>55815 bytes (253% down)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/>
          <table:table-cell office:value-type="string">
            <text:p>Jar file</text:p>
          </table:table-cell>
          <table:table-cell office:value-type="string">
            <text:p>ZIP compression using jar</text:p>
          </table:table-cell>
          <table:table-cell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Profiler.jar</text:p>
          </table:table-cell>
          <table:table-cell office:value-type="string">
            <text:p>7294 bytes</text:p>
          </table:table-cell>
          <table:table-cell office:value-type="string">
            <text:p>44731 bytes(83.69% up)</text:p>
          </table:table-cell>
          <table:table-cell office:value-type="string">
            <text:p>4719 bytes (54.57% down)</text:p>
          </table:table-cell>
          <table:table-cell office:value-type="string">
            <text:p>3127 bytes (133.26% down)</text:p>
          </table:table-cell>
        </table:table-row>
        <table:table-row table:style-name="ro3" table:number-rows-repeated="5">
          <table:table-cell table:number-columns-repeated="5"/>
        </table:table-row>
        <table:table-row table:style-name="ro3">
          <table:table-cell/>
          <table:table-cell office:value-type="string">
            <text:p>Jar file</text:p>
          </table:table-cell>
          <table:table-cell office:value-type="string">
            <text:p>ZIP compression using jar</text:p>
          </table:table-cell>
          <table:table-cell office:value-type="string">
            <text:p>PACK compression using pack200</text:p>
          </table:table-cell>
          <table:table-cell office:value-type="string">
            <text:p>PACK + GZIP</text:p>
          </table:table-cell>
        </table:table-row>
        <table:table-row table:style-name="ro3">
          <table:table-cell office:value-type="string">
            <text:p>Twitter4j-core-3.0.3.jar</text:p>
          </table:table-cell>
          <table:table-cell office:value-type="string">
            <text:p>284059 bytes</text:p>
          </table:table-cell>
          <table:table-cell office:value-type="string">
            <text:p>263795 bytes (7.68% down)</text:p>
          </table:table-cell>
          <table:table-cell office:value-type="string">
            <text:p>197447 bytes (43.87% down)</text:p>
          </table:table-cell>
          <table:table-cell office:value-type="string">
            <text:p>85091 bytes (223.83% down)</text:p>
          </table:table-cell>
        </table:table-row>
        <table:table-row table:style-name="ro3" table:number-rows-repeated="104850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3-14T16:10:19</meta:creation-date>
    <dc:date>2013-03-15T04:07:24</dc:date>
    <dc:creator>Andreas Landgrebe</dc:creator>
    <meta:editing-duration>PT3H50M13S</meta:editing-duration>
    <meta:editing-cycles>5</meta:editing-cycles>
    <meta:generator>LibreOffice/3.5$Linux_X86_64 LibreOffice_project/350m1$Build-2</meta:generator>
    <meta:document-statistic meta:table-count="3" meta:cell-count="186" meta:object-count="0"/>
  </office:meta>
</office:document-meta>
</file>